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0bfbe" officeooo:paragraph-rsid="0000bfbe"/>
    </style:style>
    <style:style style:name="P2" style:family="paragraph" style:parent-style-name="Text_20_body">
      <style:text-properties officeooo:rsid="00021430" officeooo:paragraph-rsid="00021430"/>
    </style:style>
    <style:style style:name="P3" style:family="paragraph" style:parent-style-name="Text_20_body">
      <style:text-properties officeooo:rsid="00021430" officeooo:paragraph-rsid="00023240"/>
    </style:style>
    <style:style style:name="P4" style:family="paragraph" style:parent-style-name="Text_20_body">
      <style:text-properties officeooo:rsid="0002e3d7" officeooo:paragraph-rsid="0002e3d7"/>
    </style:style>
    <style:style style:name="P5" style:family="paragraph" style:parent-style-name="Text_20_body">
      <style:text-properties officeooo:rsid="00039236" officeooo:paragraph-rsid="00039236"/>
    </style:style>
    <style:style style:name="P6" style:family="paragraph" style:parent-style-name="Text_20_body">
      <style:text-properties officeooo:rsid="0006b718" officeooo:paragraph-rsid="0006b718"/>
    </style:style>
    <style:style style:name="P7" style:family="paragraph" style:parent-style-name="Heading_20_1">
      <style:text-properties fo:language="de" fo:country="DE" officeooo:rsid="0000bfbe" officeooo:paragraph-rsid="0000bfbe"/>
    </style:style>
    <style:style style:name="P8" style:family="paragraph" style:parent-style-name="Heading_20_1">
      <style:text-properties officeooo:rsid="00021430" officeooo:paragraph-rsid="00021430"/>
    </style:style>
    <style:style style:name="P9" style:family="paragraph" style:parent-style-name="Heading_20_1">
      <style:text-properties officeooo:rsid="0007ab91" officeooo:paragraph-rsid="0007ab91"/>
    </style:style>
    <style:style style:name="P10" style:family="paragraph" style:parent-style-name="Heading_20_3">
      <style:text-properties officeooo:rsid="00021430" officeooo:paragraph-rsid="00021430"/>
    </style:style>
    <style:style style:name="P11" style:family="paragraph" style:parent-style-name="Heading_20_3">
      <style:text-properties officeooo:rsid="00023240" officeooo:paragraph-rsid="00053b12"/>
    </style:style>
    <style:style style:name="P12" style:family="paragraph" style:parent-style-name="Text_20_body" style:list-style-name="L1">
      <style:text-properties officeooo:rsid="0007ab91" officeooo:paragraph-rsid="0007ab91"/>
    </style:style>
    <style:style style:name="T1" style:family="text">
      <style:text-properties officeooo:rsid="00053b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ufgaben des Moduls</text:h>
      <text:p text:style-name="P1">Das Modul ist für die Benutzerinteraktion verantwortlich. Dazu gehören die Anzeige von den Fenstern "Manager", "Settings", etc. Zusätzlich auch die Verarbeitung von Benutzerinteraktionen.</text:p>
      <text:h text:style-name="P8" text:outline-level="1">Funktionen</text:h>
      <text:h text:style-name="P10" text:outline-level="3">init_Manager_GUI()</text:h>
      <text:p text:style-name="P2">Initialisierung des Manager Fensters. Das Fenster wird noch nicht gezeigt.</text:p>
      <text:h text:style-name="P10" text:outline-level="3">Show_Manager_GUI()</text:h>
      <text:p text:style-name="P2">Zeigt das Manager Fenster.</text:p>
      <text:h text:style-name="Heading_20_3" text:outline-level="3">Hide_Manager_GUI()</text:h>
      <text:p text:style-name="P3">Versteckt das Manager Fenster.</text:p>
      <text:h text:style-name="P11" text:outline-level="3">TreeView_manager_AddEntry<text:span text:style-name="T1">(par_Type, par_ID)</text:span></text:h>
      <text:p text:style-name="P4">Fügt einen Eintrag in die Baumansicht ein.</text:p>
      <text:p text:style-name="P5">Gibt die TreeViewID zurück.</text:p>
      <text:h text:style-name="Heading_20_3" text:outline-level="3">TreeView_manager_Select(par_Type, par_ID)</text:h>
      <text:p text:style-name="P6">Wählt einen Eintrag in der Baumansicht aus.</text:p>
      <text:h text:style-name="Heading_20_3" text:outline-level="3">TreeView_manager_Rename(par_Type, par_ID)</text:h>
      <text:p text:style-name="P6">Wählt einen Eintrag in der Baumansicht aus und startet das Umbenennen.</text:p>
      <text:h text:style-name="Heading_20_3" text:outline-level="3">Weitere Funktionen für die Verarbeitung von Nutzereingaben</text:h>
      <text:p text:style-name="Text_20_body"/>
      <text:h text:style-name="P9" text:outline-level="1">TODO</text:h>
      <text:list xml:id="list2055693931262640474" text:style-name="L1">
        <text:list-item>
          <text:p text:style-name="P12">Globale Einstellungen</text:p>
          <text:list>
            <text:list-item>
              <text:p text:style-name="P12">Sprache integrieren</text:p>
            </text:list-item>
            <text:list-item>
              <text:p text:style-name="P12">Icons anzeigen</text:p>
            </text:list-item>
            <text:list-item>
              <text:p text:style-name="P12">Standard Ausführungsregeln</text:p>
            </text:list-item>
            <text:list-item>
              <text:p text:style-name="P12">Administrator-Zugriff holen</text:p>
            </text:list-item>
            <text:list-item>
              <text:p text:style-name="P12">Experten- oder Anfängermodus</text:p>
            </text:list-item>
            <text:list-item>
              <text:p text:style-name="P12">Loglevel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39S</meta:editing-duration>
    <meta:editing-cycles>10</meta:editing-cycles>
    <meta:generator>LibreOffice/5.0.4.2$Windows_x86 LibreOffice_project/2b9802c1994aa0b7dc6079e128979269cf95bc78</meta:generator>
    <dc:date>2016-05-25T20:23:56.698000000</dc:date>
    <dc:creator>Paul Bichler</dc:creator>
    <meta:document-statistic meta:table-count="0" meta:image-count="0" meta:object-count="0" meta:page-count="1" meta:paragraph-count="25" meta:word-count="112" meta:character-count="919" meta:non-whitespace-character-count="839"/>
    <meta:user-defined meta:name="Info 1"/>
    <meta:user-defined meta:name="Info 2"/>
    <meta:user-defined meta:name="Info 3"/>
    <meta:user-defined meta:name="Info 4"/>
  </office:meta>
</office:document-meta>
</file>